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import { useState } from 'react';</text:p>
      <text:p text:style-name="P1">import type { VehicleData } from '../types/vehicle';</text:p>
      <text:p text:style-name="P1"/>
      <text:p text:style-name="P1">interface VehicleFormProps {</text:p>
      <text:p text:style-name="P1"><text:s text:c="2"/>onSubmit: (data: VehicleData) =&gt; void;</text:p>
      <text:p text:style-name="P1">}</text:p>
      <text:p text:style-name="P1"/>
      <text:p text:style-name="P1">export function VehicleForm({ onSubmit }: VehicleFormProps) {</text:p>
      <text:p text:style-name="P1"><text:s text:c="2"/>const [formData, setFormData] = useState&lt;VehicleData&gt;({</text:p>
      <text:p text:style-name="P1"><text:s text:c="4"/>patente: '',</text:p>
      <text:p text:style-name="P1"><text:s text:c="4"/>marca: '',</text:p>
      <text:p text:style-name="P1"><text:s text:c="4"/>modelo: '',</text:p>
      <text:p text:style-name="P1"><text:s text:c="4"/>año: '',</text:p>
      <text:p text:style-name="P1"><text:s text:c="4"/>motor: '',</text:p>
      <text:p text:style-name="P1"><text:s text:c="4"/>ecu: '',</text:p>
      <text:p text:style-name="P1"><text:s text:c="4"/>falla: '',</text:p>
      <text:p text:style-name="P1"><text:s text:c="4"/>codigoObd: '',</text:p>
      <text:p text:style-name="P1"><text:s text:c="4"/>kilometraje: '',</text:p>
      <text:p text:style-name="P1"><text:s text:c="2"/>});</text:p>
      <text:p text:style-name="P1"/>
      <text:p text:style-name="P1"><text:s text:c="2"/>const handleSubmit = (e: React.FormEvent) =&gt; {</text:p>
      <text:p text:style-name="P1"><text:s text:c="4"/>e.preventDefault();</text:p>
      <text:p text:style-name="P1"><text:s text:c="4"/>onSubmit(formData);</text:p>
      <text:p text:style-name="P1"><text:s text:c="2"/>};</text:p>
      <text:p text:style-name="P1"/>
      <text:p text:style-name="P1"><text:s text:c="2"/>const handleChange = (field: keyof VehicleData, value: string) =&gt; {</text:p>
      <text:p text:style-name="P1"><text:s text:c="4"/>setFormData(prev =&gt; ({ ...prev, [field]: value }));</text:p>
      <text:p text:style-name="P1"><text:s text:c="2"/>};</text:p>
      <text:p text:style-name="P1"/>
      <text:p text:style-name="P1"><text:s text:c="2"/>const isValid = formData.patente &amp;&amp; formData.marca &amp;&amp; formData.modelo &amp;&amp; formData.año &amp;&amp; formData.falla;</text:p>
      <text:p text:style-name="P1"/>
      <text:p text:style-name="P1"><text:s text:c="2"/>return (</text:p>
      <text:p text:style-name="P1"><text:s text:c="4"/>&lt;div className="w-full max-w-2xl mx-auto"&gt;</text:p>
      <text:p text:style-name="P1"><text:s text:c="6"/>&lt;div className="text-center pb-6"&gt;</text:p>
      <text:p text:style-name="P1"><text:s text:c="8"/>&lt;div className="w-16 h-16 bg-gradient-to-br from-blue-500 to-indigo-600 rounded-2xl flex items-center justify-center mx-auto mb-4 shadow-lg"&gt;</text:p>
      <text:p text:style-name="P1"><text:s text:c="10"/>&lt;span className="text-white text-3xl"&gt;🔧&lt;/span&gt;</text:p>
      <text:p text:style-name="P1"><text:s text:c="8"/>&lt;/div&gt;</text:p>
      <text:p text:style-name="P1"><text:s text:c="8"/>&lt;h2 className="text-2xl font-bold text-slate-900 dark:text-white"&gt;</text:p>
      <text:p text:style-name="P1"><text:s text:c="10"/>Nuevo Diagnóstico</text:p>
      <text:p text:style-name="P1"><text:s text:c="8"/>&lt;/h2&gt;</text:p>
      <text:p text:style-name="P1"><text:s text:c="8"/>&lt;p className="text-slate-500 dark:text-slate-400"&gt;</text:p>
      <text:p text:style-name="P1"><text:s text:c="10"/>Completá los datos del vehículo para comenzar</text:p>
      <text:p text:style-name="P1"><text:s text:c="8"/>&lt;/p&gt;</text:p>
      <text:p text:style-name="P1"><text:s text:c="6"/>&lt;/div&gt;</text:p>
      <text:p text:style-name="P1"><text:s text:c="6"/></text:p>
      <text:p text:style-name="P1"><text:s text:c="6"/>&lt;form onSubmit={handleSubmit} className="space-y-5"&gt;</text:p>
      <text:p text:style-name="P1"><text:s text:c="8"/>{/* Primera fila: Patente y Año */}</text:p>
      <text:p text:style-name="P1"><text:s text:c="8"/>&lt;div className="grid grid-cols-2 gap-4"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Patente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AB 123 CD"</text:p>
      <text:p text:style-name="P1"><text:s text:c="14"/>value={formData.patente}</text:p>
      <text:p text:style-name="P1"><text:s text:c="14"/>onChange={(e) =&gt; handleChange('patente', e.target.value.toUpperCase())}</text:p>
      <text:p text:style-name="P1"><text:s text:c="14"/>className="w-full h-12 px-4 text-lg font-semibold tracking-wide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Año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2015"</text:p>
      <text:p text:style-name="P1"><text:s text:c="14"/>value={formData.año}</text:p>
      <text:p text:style-name="P1"><text:s text:c="14"/>onChange={(e) =&gt; handleChange('año', e.target.value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8"/>&lt;/div&gt;</text:p>
      <text:p text:style-name="P1"/>
      <text:p text:style-name="P1"><text:s text:c="8"/>{/* Segunda fila: Marca y Modelo */}</text:p>
      <text:p text:style-name="P1"><text:s text:c="8"/>&lt;div className="grid grid-cols-2 gap-4"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Marca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Volkswagen"</text:p>
      <text:p text:style-name="P1"><text:s text:c="14"/>value={formData.marca}</text:p>
      <text:p text:style-name="P1"><text:s text:c="14"/>onChange={(e) =&gt; handleChange('marca', e.target.value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Modelo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Gol Trend"</text:p>
      <text:p text:style-name="P1"><text:s text:c="14"/>value={formData.modelo}</text:p>
      <text:p text:style-name="P1"><text:s text:c="14"/>onChange={(e) =&gt; handleChange('modelo', e.target.value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8"/>&lt;/div&gt;</text:p>
      <text:p text:style-name="P1"/>
      <text:p text:style-name="P1"><text:s text:c="8"/>{/* Tercera fila: Motor y ECU */}</text:p>
      <text:p text:style-name="P1"><text:s text:c="8"/>&lt;div className="grid grid-cols-2 gap-4"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Motor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1.6 MSI"</text:p>
      <text:p text:style-name="P1"><text:s text:c="14"/>value={formData.motor}</text:p>
      <text:p text:style-name="P1"><text:s text:c="14"/>onChange={(e) =&gt; handleChange('motor', e.target.value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ECU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Siemens"</text:p>
      <text:p text:style-name="P1"><text:s text:c="14"/>value={formData.ecu}</text:p>
      <text:p text:style-name="P1"><text:s text:c="14"/>onChange={(e) =&gt; handleChange('ecu', e.target.value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8"/>&lt;/div&gt;</text:p>
      <text:p text:style-name="P1"/>
      <text:p text:style-name="P1"><text:s text:c="8"/>{/* Código OBD y Kilometraje */}</text:p>
      <text:p text:style-name="P1"><text:s text:c="8"/>&lt;div className="grid grid-cols-2 gap-4"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Código OBD2 (opcional)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P0420"</text:p>
      <text:p text:style-name="P1"><text:s text:c="14"/>value={formData.codigoObd}</text:p>
      <text:p text:style-name="P1"><text:s text:c="14"/>onChange={(e) =&gt; handleChange('codigoObd', e.target.value.toUpperCase()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10"/>&lt;div className="space-y-2"&gt;</text:p>
      <text:p text:style-name="P1"><text:s text:c="12"/>&lt;label className="block text-sm font-medium text-slate-700 dark:text-slate-300"&gt;</text:p>
      <text:p text:style-name="P1"><text:s text:c="14"/>Kilometraje (opcional)</text:p>
      <text:p text:style-name="P1"><text:s text:c="12"/>&lt;/label&gt;</text:p>
      <text:p text:style-name="P1"><text:s text:c="12"/>&lt;input</text:p>
      <text:p text:style-name="P1"><text:s text:c="14"/>type="text"</text:p>
      <text:p text:style-name="P1"><text:s text:c="14"/>placeholder="85000"</text:p>
      <text:p text:style-name="P1"><text:s text:c="14"/>value={formData.kilometraje}</text:p>
      <text:p text:style-name="P1"><text:s text:c="14"/>onChange={(e) =&gt; handleChange('kilometraje', e.target.value)}</text:p>
      <text:p text:style-name="P1"><text:s text:c="14"/>className="w-full h-12 px-4 bg-white dark:bg-slate-800 border border-slate-200 dark:border-slate-700 rounded-xl"</text:p>
      <text:p text:style-name="P1"><text:s text:c="12"/>/&gt;</text:p>
      <text:p text:style-name="P1"><text:s text:c="10"/>&lt;/div&gt;</text:p>
      <text:p text:style-name="P1"><text:s text:c="8"/>&lt;/div&gt;</text:p>
      <text:p text:style-name="P1"/>
      <text:p text:style-name="P1"><text:s text:c="8"/>{/* Falla */}</text:p>
      <text:p text:style-name="P1"><text:s text:c="8"/>&lt;div className="space-y-2"&gt;</text:p>
      <text:p text:style-name="P1"><text:s text:c="10"/>&lt;label className="block text-sm font-medium text-slate-700 dark:text-slate-300"&gt;</text:p>
      <text:p text:style-name="P1"><text:s text:c="12"/>Descripción de la falla</text:p>
      <text:p text:style-name="P1"><text:s text:c="10"/>&lt;/label&gt;</text:p>
      <text:p text:style-name="P1"><text:s text:c="10"/>&lt;textarea</text:p>
      <text:p text:style-name="P1"><text:s text:c="12"/>placeholder="Describí los síntomas: vibración en ralentí, pérdida de potencia, luz de check engine encendida..."</text:p>
      <text:p text:style-name="P1"><text:s text:c="12"/>value={formData.falla}</text:p>
      <text:p text:style-name="P1"><text:s text:c="12"/>onChange={(e) =&gt; handleChange('falla', e.target.value)}</text:p>
      <text:p text:style-name="P1"><text:s text:c="12"/>className="w-full min-h-[120px] p-4 rounded-xl bg-white dark:bg-slate-800 border border-slate-200 dark:border-slate-700 resize-none"</text:p>
      <text:p text:style-name="P1"><text:s text:c="10"/>/&gt;</text:p>
      <text:p text:style-name="P1"><text:s text:c="8"/>&lt;/div&gt;</text:p>
      <text:p text:style-name="P1"/>
      <text:p text:style-name="P1"><text:s text:c="8"/>&lt;button</text:p>
      <text:p text:style-name="P1"><text:s text:c="10"/>type="submit"</text:p>
      <text:p text:style-name="P1"><text:s text:c="10"/>disabled={!isValid}</text:p>
      <text:p text:style-name="P1"><text:s text:c="10"/>className="w-full h-14 text-lg font-semibold bg-gradient-to-r from-blue-600 to-indigo-600 text-white rounded-xl shadow-lg disabled:opacity-50 disabled:cursor-not-allowed"</text:p>
      <text:p text:style-name="P1"><text:s text:c="8"/>&gt;</text:p>
      <text:p text:style-name="P1"><text:s text:c="10"/>🔧 Iniciar Diagnóstico</text:p>
      <text:p text:style-name="P1"><text:s text:c="8"/>&lt;/button&gt;</text:p>
      <text:p text:style-name="P1"><text:s text:c="6"/>&lt;/form&gt;</text:p>
      <text:p text:style-name="P1"><text:s text:c="4"/>&lt;/div&gt;</text:p>
      <text:p text:style-name="P1"><text:s text:c="2"/>);</text:p>
      <text:p text:style-name="P1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685.2</meta:generator>
  </office:meta>
</office:document-meta>
</file>